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439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4b00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ff6829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ff7e47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0" style:family="table-cell" style:parent-style-name="Default">
      <style:table-cell-properties fo:background-color="#ff6829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7e47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34" style:family="table-cell" style:parent-style-name="Default">
      <style:table-cell-properties fo:border-bottom="0.99pt solid #000000" fo:background-color="#ff6829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99pt solid #000000" fo:background-color="#ff7e47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5" table:default-cell-style-name="ce25"/>
        <table:table-column table:style-name="co1" table:default-cell-style-name="ce44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style-name="Default" table:number-columns-repeated="6"/>
          <table:table-cell table:number-columns-repeated="2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<text:span text:style-name="T1">Horario de rutina técnico: Locura I (Nivel 8) [PATRÓN TRYFLEX</text:span>]</text:p>
          </table:table-cell>
          <table:covered-table-cell table:number-columns-repeated="5" table:style-name="ce23"/>
          <table:covered-table-cell table:style-name="ce39"/>
          <table:table-cell table:number-columns-repeated="2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0" office:value-type="string" calcext:value-type="string">
            <text:p>Martes</text:p>
          </table:table-cell>
          <table:table-cell table:style-name="ce20" office:value-type="string" calcext:value-type="string">
            <text:p>Miércoles</text:p>
          </table:table-cell>
          <table:table-cell table:style-name="ce20" office:value-type="string" calcext:value-type="string">
            <text:p>Jueves</text:p>
          </table:table-cell>
          <table:table-cell table:style-name="ce20" office:value-type="string" calcext:value-type="string">
            <text:p>Viernes</text:p>
          </table:table-cell>
          <table:table-cell table:style-name="ce20" office:value-type="string" calcext:value-type="string">
            <text:p>Sábado</text:p>
          </table:table-cell>
          <table:table-cell table:style-name="ce34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11" office:value-type="string" calcext:value-type="string">
            <text:p>Día Mixto</text:p>
          </table:table-cell>
          <table:table-cell table:number-columns-repeated="4" table:style-name="ce24" office:value-type="string" calcext:value-type="string">
            <text:p>Día Mixto</text:p>
          </table:table-cell>
          <table:table-cell table:style-name="ce24" office:value-type="string" calcext:value-type="string">
            <text:p>Día de </text:p>
            <text:p>Encuentros</text:p>
          </table:table-cell>
          <table:table-cell table:style-name="ce35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12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38" table:number-columns-spanned="1" table:number-rows-spanned="17"/>
          <table:table-cell table:number-columns-repeated="2"/>
        </table:table-row>
        <table:table-row table:style-name="ro6">
          <table:table-cell table:style-name="ce3"/>
          <table:table-cell office:value-type="string" calcext:value-type="string">
            <text:p>00:00hs:</text:p>
            <text:p>Durmiendo</text:p>
            <text:p><text:span text:style-name="T2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2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covered-table-cell/>
          <table:table-cell table:number-columns-repeated="2"/>
        </table:table-row>
        <table:table-row table:style-name="ro7">
          <table:table-cell/>
          <table:table-cell table:style-name="ce12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2"/>
        </table:table-row>
        <table:table-row table:style-name="ro8">
          <table:table-cell/>
          <table:table-cell office:value-type="string" calcext:value-type="string">
            <text:p>03:00hs:</text:p>
            <text:p>Durmiendo</text:p>
            <text:p><text:span text:style-name="T2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2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covered-table-cell/>
          <table:table-cell table:number-columns-repeated="2"/>
        </table:table-row>
        <table:table-row table:style-name="ro9">
          <table:table-cell/>
          <table:table-cell table:style-name="ce12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office:value-type="string" calcext:value-type="string">
            <text:p>06:00hs:</text:p>
            <text:p>Durmiendo</text:p>
            <text:p><text:span text:style-name="T2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7"/>
          <table:covered-table-cell/>
          <table:table-cell table:number-columns-repeated="2"/>
        </table:table-row>
        <table:table-row table:style-name="ro11">
          <table:table-cell/>
          <table:table-cell table:style-name="ce12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2"/>
        </table:table-row>
        <table:table-row table:style-name="ro12">
          <table:table-cell/>
          <table:table-cell office:value-type="string" calcext:value-type="string">
            <text:p>09:00hs:</text:p>
            <text:p><text:span text:style-name="T3">Paseo</text:span></text:p>
            <text:p><text:span text:style-name="T3">Matutino</text:span></text:p>
            <text:p><text:span text:style-name="T2">10:3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2:00hs</text:span></text:p>
          </table:table-cell>
          <table:covered-table-cell/>
          <table:table-cell table:number-columns-repeated="2"/>
        </table:table-row>
        <table:table-row table:style-name="ro7">
          <table:table-cell/>
          <table:table-cell office:value-type="string" calcext:value-type="string">
            <text:p>10:30hs: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2">12:00hs</text:span></text:p>
          </table:table-cell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 table:number-columns-repeated="2"/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1:35hs:</text:span></text:p>
            <text:p><text:span text:style-name="T3">Reflexión</text:span>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table-cell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table:style-name="ce12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covered-table-cell/>
          <table:table-cell/>
          <table:table-cell table:style-name="ce3"/>
        </table:table-row>
        <table:table-row table:style-name="ro15">
          <table:table-cell/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12:00hs: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2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5:00hs</text:span></text:p>
          </table:table-cell>
          <table:covered-table-cell/>
          <table:table-cell table:number-columns-repeated="2"/>
        </table:table-row>
        <table:table-row table:style-name="ro17">
          <table:table-cell/>
          <table:table-cell table:style-name="ce12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2"/>
        </table:table-row>
        <table:table-row table:style-name="ro10">
          <table:table-cell/>
          <table:table-cell table:style-name="ce15"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1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Redes Sociales</text:span></text:p>
            <text:p><text:span text:style-name="T4">15:20hs</text:span></text:p>
          </table:table-cell>
          <table:table-cell office:value-type="string" calcext:value-type="string">
            <text:p><text:span text:style-name="T3">15:00hs:</text:span></text:p>
            <text:p><text:span text:style-name="T3">Paseo</text:span></text:p>
            <text:p><text:span text:style-name="T3">Vespertino</text:span></text:p>
            <text:p><text:span text:style-name="T4">16:30hs</text:span></text:p>
          </table:table-cell>
          <table:table-cell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10hs</text:span></text:p>
          </table:table-cell>
          <table:table-cell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1510hs: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2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6:3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1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<text:span text:style-name="T3">15:00hs:</text:span></text:p>
            <text:p><text:span text:style-name="T3">Proyecto Zero </text:span></text:p>
            <text:p><text:span text:style-name="T3">y relacionados,</text:span></text:p>
            <text:p><text:span text:style-name="T3">Desarrollo Web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2"/>
        </table:table-row>
        <table:table-row table:style-name="ro18">
          <table:table-cell/>
          <table:table-cell table:style-name="ce12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42" table:number-columns-spanned="1" table:number-rows-spanned="5"/>
          <table:table-cell table:number-columns-repeated="2"/>
        </table:table-row>
        <table:table-row table:style-name="ro19">
          <table:table-cell/>
          <table:table-cell office:value-type="string" calcext:value-type="string">
            <text:p>18:00hs:</text:p>
            <text:p><text:span text:style-name="T3">Espacio de</text:span></text:p>
            <text:p><text:span text:style-name="T3">Juego</text:span></text:p>
            <text:p><text:span text:style-name="T2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covered-table-cell/>
          <table:table-cell table:number-columns-repeated="2"/>
        </table:table-row>
        <table:table-row table:style-name="ro18">
          <table:table-cell/>
          <table:table-cell table:style-name="ce12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 table:number-columns-repeated="2"/>
        </table:table-row>
        <table:table-row table:style-name="ro20">
          <table:table-cell/>
          <table:table-cell office:value-type="string" calcext:value-type="string">
            <text:p>21:00hs:</text:p>
            <text:p>Espacio de Juego</text:p>
            <text:p><text:span text:style-name="T2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3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covered-table-cell/>
          <table:table-cell table:number-columns-repeated="2"/>
        </table:table-row>
        <table:table-row table:style-name="ro20">
          <table:table-cell/>
          <table:table-cell table:style-name="ce17"/>
          <table:table-cell table:style-name="ce27" table:number-columns-repeated="3"/>
          <table:table-cell table:style-name="ce27" office:value-type="string" calcext:value-type="string">
            <text:p><text:span text:style-name="T3">21:30hs:Regar el</text:span></text:p>
            <text:p><text:span text:style-name="T3">Jardín</text:span></text:p>
            <text:p><text:span text:style-name="T4">22:00hs</text:span></text:p>
          </table:table-cell>
          <table:table-cell table:style-name="ce27"/>
          <table:covered-table-cell table:style-name="ce43"/>
          <table:table-cell table:number-columns-repeated="2"/>
        </table:table-row>
        <table:table-row table:style-name="ro21" table:number-rows-repeated="4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 table:number-columns-repeated="3"/>
          <table:table-cell table:style-name="ce3"/>
          <table:table-cell table:style-name="Default" table:number-columns-repeated="3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28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30">00/00/0000</text:date>, <text:time style:data-style-name="N2" text:time-value="11:46:48.6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2H17M46S</meta:editing-duration>
    <meta:editing-cycles>33</meta:editing-cycles>
    <meta:generator>LibreOffice/7.3.3.2$Windows_X86_64 LibreOffice_project/d1d0ea68f081ee2800a922cac8f79445e4603348</meta:generator>
    <dc:date>2023-07-30T11:47:09.790000000</dc:date>
    <meta:document-statistic meta:table-count="1" meta:cell-count="95" meta:object-count="0"/>
  </office:meta>
</office:document-meta>
</file>